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6pt" fo:font-weight="bold" officeooo:rsid="000fee3a" officeooo:paragraph-rsid="000fee3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2pt" fo:font-weight="normal" officeooo:rsid="000fee3a" officeooo:paragraph-rsid="000fee3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fee3a" officeooo:paragraph-rsid="000fee3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07964" officeooo:paragraph-rsid="000fee3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12pt" fo:font-weight="normal" officeooo:rsid="00107964" officeooo:paragraph-rsid="0010796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07964" officeooo:paragraph-rsid="00107964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Noto Sans" fo:font-size="16pt" fo:font-weight="bold" officeooo:rsid="00107964" officeooo:paragraph-rsid="0010796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oto Sans" fo:font-size="16pt" fo:font-weight="bold" officeooo:rsid="00107964" officeooo:paragraph-rsid="0010796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092cd" officeooo:paragraph-rsid="0010796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oto Sans" fo:font-size="12pt" fo:font-weight="normal" officeooo:rsid="001092cd" officeooo:paragraph-rsid="001092c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092cd" officeooo:paragraph-rsid="001092c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Sans" fo:font-size="12pt" fo:font-weight="normal" officeooo:rsid="001200fe" officeooo:paragraph-rsid="001200f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200fe" officeooo:paragraph-rsid="001200fe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Noto Sans" fo:font-size="16pt" fo:font-weight="normal" officeooo:rsid="001200fe" officeooo:paragraph-rsid="001200f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oto Sans" fo:font-size="12pt" fo:font-weight="normal" officeooo:rsid="00129e4c" officeooo:paragraph-rsid="00129e4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29e4c" officeooo:paragraph-rsid="00129e4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Noto Sans" fo:font-size="16pt" fo:font-weight="bold" officeooo:rsid="001450a0" officeooo:paragraph-rsid="001450a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Noto Sans" fo:font-size="12pt" fo:font-weight="normal" officeooo:rsid="001450a0" officeooo:paragraph-rsid="001450a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450a0" officeooo:paragraph-rsid="001450a0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Noto Sans" fo:font-size="16pt" fo:font-weight="bold" officeooo:rsid="001533f5" officeooo:paragraph-rsid="001533f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Noto Sans" fo:font-size="12pt" fo:font-weight="normal" officeooo:rsid="001533f5" officeooo:paragraph-rsid="001533f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533f5" officeooo:paragraph-rsid="001533f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oto Sans" fo:font-size="12pt" fo:font-weight="normal" officeooo:rsid="0016daa6" officeooo:paragraph-rsid="0016daa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6daa6" officeooo:paragraph-rsid="0016daa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Noto Sans" fo:font-size="12pt" fo:font-weight="normal" officeooo:rsid="00189285" officeooo:paragraph-rsid="0018928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89285" officeooo:paragraph-rsid="00189285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fb263" officeooo:paragraph-rsid="0018928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9992e" officeooo:paragraph-rsid="00189285" style:font-weight-asian="normal" style:font-weight-complex="normal"/>
    </style:style>
    <style:style style:name="T1" style:family="text">
      <style:text-properties style:font-name="Nimbus Mono PS"/>
    </style:style>
    <style:style style:name="T2" style:family="text">
      <style:text-properties style:font-name="Nimbus Mono PS" officeooo:rsid="00100e31"/>
    </style:style>
    <style:style style:name="T3" style:family="text">
      <style:text-properties officeooo:rsid="00107964"/>
    </style:style>
    <style:style style:name="T4" style:family="text">
      <style:text-properties style:font-name="Nimbus Mono PS" officeooo:rsid="00107964"/>
    </style:style>
    <style:style style:name="T5" style:family="text">
      <style:text-properties style:font-name="Nimbus Mono PS" officeooo:rsid="001092cd"/>
    </style:style>
    <style:style style:name="T6" style:family="text">
      <style:text-properties style:font-name="Nimbus Mono PS" officeooo:rsid="001fb263"/>
    </style:style>
    <style:style style:name="T7" style:family="text">
      <style:text-properties style:font-name="Nimbus Mono PS" officeooo:rsid="00219b07"/>
    </style:style>
    <style:style style:name="T8" style:family="text">
      <style:text-properties officeooo:rsid="00189e5e"/>
    </style:style>
    <style:style style:name="T9" style:family="text">
      <style:text-properties style:font-name="Nimbus Mono PS" officeooo:rsid="001999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</text:p>
      <text:p text:style-name="P1">Mark the following statements as true or false</text:p>
      <text:p text:style-name="P1"/>
      <text:p text:style-name="P2">1. The flow control statements are divided…</text:p>
      <text:p text:style-name="P2"/>
      <text:p text:style-name="P2"><text:tab/><text:span text:style-name="T1">True</text:span></text:p>
      <text:p text:style-name="P3"/>
      <text:p text:style-name="P2">2. if -3 will evaluate to True</text:p>
      <text:p text:style-name="P2"/>
      <text:p text:style-name="P2"><text:tab/><text:span text:style-name="T1">True</text:span></text:p>
      <text:p text:style-name="P3"/>
      <text:p text:style-name="P2">3. In Python, indented code block are always…</text:p>
      <text:p text:style-name="P2"/>
      <text:p text:style-name="P2"><text:tab/><text:span text:style-name="T1">True</text:span></text:p>
      <text:p text:style-name="P3"/>
      <text:p text:style-name="P2">4. The finally block lets you execute code ….</text:p>
      <text:p text:style-name="P2"><text:tab/></text:p>
      <text:p text:style-name="P2"><text:tab/><text:span text:style-name="T1">True</text:span></text:p>
      <text:p text:style-name="P3"/>
      <text:p text:style-name="P2">5. The warning doesn’t stop the execution of a program …</text:p>
      <text:p text:style-name="P2"/>
      <text:p text:style-name="P2"><text:tab/><text:span text:style-name="T1">True</text:span></text:p>
      <text:p text:style-name="P3"/>
      <text:p text:style-name="P2">6. The ‘Pass’ statement in Python is used to raise an execption</text:p>
      <text:p text:style-name="P2"/>
      <text:p text:style-name="P2"><text:tab/><text:span text:style-name="T1">False</text:span></text:p>
      <text:p text:style-name="P3"/>
      <text:p text:style-name="P2">7. The output of print(0.1 + 0.3 == 0.3) is True</text:p>
      <text:p text:style-name="P2"/>
      <text:p text:style-name="P2"><text:tab/><text:span text:style-name="T1">False</text:span></text:p>
      <text:p text:style-name="P3"/>
      <text:p text:style-name="P2">8. The value of the expression 4 / (3 * (2-1)) and 4 / 3 * (2-1) is the same</text:p>
      <text:p text:style-name="P2"/>
      <text:p text:style-name="P2"><text:tab/><text:span text:style-name="T2">False</text:span></text:p>
      <text:p text:style-name="P3"/>
      <text:p text:style-name="P2">9. A block <text:span text:style-name="T3">begins when the line is indented by 4 spaces</text:span></text:p>
      <text:p text:style-name="P2"/>
      <text:p text:style-name="P2"><text:tab/><text:span text:style-name="T4">Sure, you can do as many spaces as you want, as long as the all of them are in the same space</text:span></text:p>
      <text:p text:style-name="P4"/>
      <text:p text:style-name="P4"/>
      <text:p text:style-name="P5"><text:soft-page-break/>10. Python does have a switch statement …</text:p>
      <text:p text:style-name="P5"/>
      <text:p text:style-name="P5"><text:tab/><text:span text:style-name="T1">kind of. It’s match instead, but with small differences</text:span></text:p>
      <text:p text:style-name="P6"/>
      <text:p text:style-name="P5"/>
      <text:p text:style-name="P5">11. In Python, you can write if-else statements in a single line …</text:p>
      <text:p text:style-name="P5"/>
      <text:p text:style-name="P5"><text:tab/><text:span text:style-name="T1">True</text:span></text:p>
      <text:p text:style-name="P6"/>
      <text:p text:style-name="P5">12. The pass statement is a null and can be used as a placeholder</text:p>
      <text:p text:style-name="P5"/>
      <text:p text:style-name="P5"><text:tab/><text:span text:style-name="T1">True</text:span></text:p>
      <text:p text:style-name="P6"/>
      <text:p text:style-name="P5">14. The else clause in a try-execpt block is useful when you want to run a code when there is no execption</text:p>
      <text:p text:style-name="P5"/>
      <text:p text:style-name="P5"><text:tab/><text:span text:style-name="T1">True</text:span></text:p>
      <text:p text:style-name="P5"/>
      <text:p text:style-name="P7">Q2</text:p>
      <text:p text:style-name="P7">Choose the correct answer from the following multiple choices</text:p>
      <text:p text:style-name="P8"/>
      <text:p text:style-name="P5">1. These are the types of conditional statements</text:p>
      <text:p text:style-name="P5"/>
      <text:p text:style-name="P5"><text:tab/><text:span text:style-name="T1">D</text:span></text:p>
      <text:p text:style-name="P6"/>
      <text:p text:style-name="P5">2. Print “Hello World” if a is greater than b</text:p>
      <text:p text:style-name="P5"><text:tab/></text:p>
      <text:p text:style-name="P5"><text:tab/><text:span text:style-name="T1">D</text:span></text:p>
      <text:p text:style-name="P6"/>
      <text:p text:style-name="P5">3. Print “Hello World” if a doesn’t equal b</text:p>
      <text:p text:style-name="P5"/>
      <text:p text:style-name="P5"><text:tab/><text:span text:style-name="T1">D</text:span></text:p>
      <text:p text:style-name="P6"/>
      <text:p text:style-name="P5">4. Print “Yes” if a is equal to b, otherwise print “No”</text:p>
      <text:p text:style-name="P5"/>
      <text:p text:style-name="P5"><text:tab/><text:span text:style-name="T1">A</text:span></text:p>
      <text:p text:style-name="P6"/>
      <text:p text:style-name="P5">5. Print “Hello” if a is equal to b, and c is euqal to d</text:p>
      <text:p text:style-name="P5"/>
      <text:p text:style-name="P5"><text:soft-page-break/><text:tab/><text:span text:style-name="T1">A</text:span></text:p>
      <text:p text:style-name="P6"/>
      <text:p text:style-name="P5">6. Print “Hello” if a is equal to b, or if c is equal to d</text:p>
      <text:p text:style-name="P5"/>
      <text:p text:style-name="P5"><text:tab/><text:span text:style-name="T1">B</text:span></text:p>
      <text:p text:style-name="P6"/>
      <text:p text:style-name="P5">7. Use the correct one line short hand syntax to print “Yes” …</text:p>
      <text:p text:style-name="P5"/>
      <text:p text:style-name="P5"><text:tab/><text:span text:style-name="T5">D</text:span></text:p>
      <text:p text:style-name="P9"/>
      <text:p text:style-name="P10">8. Use an if statement to print “Yes” if either a or b is equal to c</text:p>
      <text:p text:style-name="P10"/>
      <text:p text:style-name="P10"><text:tab/><text:span text:style-name="T1">D</text:span></text:p>
      <text:p text:style-name="P11"/>
      <text:p text:style-name="P10">9. What is the output of the following Python code</text:p>
      <text:p text:style-name="P10"/>
      <text:p text:style-name="P10"><text:tab/><text:span text:style-name="T1">C</text:span></text:p>
      <text:p text:style-name="P11"/>
      <text:p text:style-name="P10">10. Given the nested if-else below, what will be th value of x when the code executes successfully</text:p>
      <text:p text:style-name="P10"/>
      <text:p text:style-name="P10"><text:tab/><text:span text:style-name="T1">D</text:span></text:p>
      <text:p text:style-name="P11"/>
      <text:p text:style-name="P10">11. What is the output of the following if statement</text:p>
      <text:p text:style-name="P10"/>
      <text:p text:style-name="P10"><text:tab/><text:span text:style-name="T1">True</text:span></text:p>
      <text:p text:style-name="P11"/>
      <text:p text:style-name="P10">12. Given the nested if-else below, what is the …</text:p>
      <text:p text:style-name="P10"/>
      <text:p text:style-name="P10"><text:tab/><text:span text:style-name="T1">A</text:span></text:p>
      <text:p text:style-name="P11"/>
      <text:p text:style-name="P12">13. The except block lets you handle errors and the try block lets you test a block of code</text:p>
      <text:p text:style-name="P12"/>
      <text:p text:style-name="P12"><text:tab/><text:span text:style-name="T1">B</text:span></text:p>
      <text:p text:style-name="P13"/>
      <text:p text:style-name="P12">14. You can use the …. keyword to define a block of code to be execuyted if no errors were raise</text:p>
      <text:p text:style-name="P12"/>
      <text:p text:style-name="P12"><text:tab/><text:span text:style-name="T1">B</text:span></text:p>
      <text:p text:style-name="P13"/>
      <text:p text:style-name="P12">15. Python automatically generates many exception and errors…</text:p>
      <text:p text:style-name="P12"><text:soft-page-break/></text:p>
      <text:p text:style-name="P12"><text:tab/><text:span text:style-name="T1">D</text:span></text:p>
      <text:p text:style-name="P13"/>
      <text:p text:style-name="P12">16. Teh exception that occur at runtime in next python code is</text:p>
      <text:p text:style-name="P12"><text:tab/></text:p>
      <text:p text:style-name="P12"><text:tab/><text:span text:style-name="T1">A</text:span></text:p>
      <text:p text:style-name="P13"/>
      <text:p text:style-name="P14"/>
      <text:p text:style-name="P14">Q</text:p>
      <text:p text:style-name="P14">Conside the following Python code</text:p>
      <text:p text:style-name="P14"/>
      <text:p text:style-name="P12">1.</text:p>
      <text:p text:style-name="P12"><text:tab/><text:span text:style-name="T1">Division by Zero</text:span></text:p>
      <text:p text:style-name="P13"><text:tab/>Finally Clause is Executed</text:p>
      <text:p text:style-name="P13"/>
      <text:p text:style-name="P12">2.</text:p>
      <text:p text:style-name="P12"/>
      <text:p text:style-name="P12"><text:tab/><text:span text:style-name="T1">A comma may be Missing in the Input</text:span></text:p>
      <text:p text:style-name="P13"><text:tab/>Finally Clause is Executed</text:p>
      <text:p text:style-name="P13"/>
      <text:p text:style-name="P15">3.</text:p>
      <text:p text:style-name="P15"><text:tab/><text:span text:style-name="T1">Result is 4.0</text:span></text:p>
      <text:p text:style-name="P16"><text:tab/>No Excecption</text:p>
      <text:p text:style-name="P16"><text:tab/>Finally Clause is Executed</text:p>
      <text:p text:style-name="P16"/>
      <text:p text:style-name="P15">4.</text:p>
      <text:p text:style-name="P15"><text:tab/><text:span text:style-name="T1">Something Wrong in the Input</text:span></text:p>
      <text:p text:style-name="P16"><text:tab/>Finally Clause is Executed</text:p>
      <text:p text:style-name="P16"/>
      <text:p text:style-name="P15">5.</text:p>
      <text:p text:style-name="P15"><text:tab/><text:span text:style-name="T1">Something Wrong in the Input</text:span></text:p>
      <text:p text:style-name="P16"><text:tab/>Finally Clause is Executed</text:p>
      <text:p text:style-name="P16"/>
      <text:p text:style-name="P15">6.</text:p>
      <text:p text:style-name="P15"><text:tab/><text:span text:style-name="T1">Something Wrong in the Input</text:span></text:p>
      <text:p text:style-name="P16"><text:tab/>Finally Clause is Executed</text:p>
      <text:p text:style-name="P16"/>
      <text:p text:style-name="P15">7.</text:p>
      <text:p text:style-name="P15"><text:tab/><text:span text:style-name="T1">Division by Zero</text:span></text:p>
      <text:p text:style-name="P16"><text:tab/>Finally Clause is Executed</text:p>
      <text:p text:style-name="P16"/>
      <text:p text:style-name="P17"><text:soft-page-break/>Q</text:p>
      <text:p text:style-name="P17">Complete the blank in next python code</text:p>
      <text:p text:style-name="P17"/>
      <text:p text:style-name="P18">1.</text:p>
      <text:p text:style-name="P18"/>
      <text:p text:style-name="P18"><text:tab/><text:span text:style-name="T1">```</text:span></text:p>
      <text:p text:style-name="P19">a = 50</text:p>
      <text:p text:style-name="P19">b = 10</text:p>
      <text:p text:style-name="P19"/>
      <text:p text:style-name="P19">if a == b:</text:p>
      <text:p text:style-name="P19"><text:tab/>print(“1”)</text:p>
      <text:p text:style-name="P19">elif a &gt; b:</text:p>
      <text:p text:style-name="P19"><text:tab/>print(“2”)</text:p>
      <text:p text:style-name="P19">else:</text:p>
      <text:p text:style-name="P19"><text:tab/>print(“3”)</text:p>
      <text:p text:style-name="P19"><text:tab/>```</text:p>
      <text:p text:style-name="P19"/>
      <text:p text:style-name="P19"/>
      <text:p text:style-name="P18">2.</text:p>
      <text:p text:style-name="P18"/>
      <text:p text:style-name="P18"><text:tab/><text:span text:style-name="T1">```</text:span></text:p>
      <text:p text:style-name="P19">if 5 &gt; 2:</text:p>
      <text:p text:style-name="P19"><text:tab/>print(“no way”)</text:p>
      <text:p text:style-name="P19"><text:tab/>```</text:p>
      <text:p text:style-name="P19"/>
      <text:p text:style-name="P19"/>
      <text:p text:style-name="P19"/>
      <text:p text:style-name="P20">Q</text:p>
      <text:p text:style-name="P20">identify errors in the following Python code snapshot and then corret them</text:p>
      <text:p text:style-name="P20"/>
      <text:p text:style-name="P21">x = 10</text:p>
      <text:p text:style-name="P21">if x &gt; 5:</text:p>
      <text:p text:style-name="P21"><text:tab/>print(“x is greater than 5”)</text:p>
      <text:p text:style-name="P21"/>
      <text:p text:style-name="P21"/>
      <text:p text:style-name="P21"><text:tab/><text:span text:style-name="T1">it should be</text:span></text:p>
      <text:p text:style-name="P22"><text:tab/>print(x, “is greater than 5”)</text:p>
      <text:p text:style-name="P22"/>
      <text:p text:style-name="P22"/>
      <text:p text:style-name="P20">Q</text:p>
      <text:p text:style-name="P20"><text:soft-page-break/>Do these Programming Exercises with Python language to</text:p>
      <text:p text:style-name="P20"/>
      <text:p text:style-name="P21"/>
      <text:p text:style-name="P23">1. Write a Python program to print whether a number is positive or negative using if-else</text:p>
      <text:p text:style-name="P23"/>
      <text:p text:style-name="P24"/>
      <text:p text:style-name="P24"><text:tab/>```</text:p>
      <text:p text:style-name="P24"><text:tab/>x = 5</text:p>
      <text:p text:style-name="P24"><text:tab/>if x % 2 == 0:</text:p>
      <text:p text:style-name="P24"><text:tab/><text:tab/>print(“positive”)</text:p>
      <text:p text:style-name="P24"><text:tab/>else:</text:p>
      <text:p text:style-name="P24"><text:tab/><text:tab/>print(“negative”)</text:p>
      <text:p text:style-name="P24"><text:tab/>```</text:p>
      <text:p text:style-name="P24"/>
      <text:p text:style-name="P23">2. Make a progrm that asks for a number between 1..10 ….</text:p>
      <text:p text:style-name="P23"/>
      <text:p text:style-name="P23"><text:tab/><text:span text:style-name="T1">```</text:span></text:p>
      <text:p text:style-name="P24"><text:tab/>num = int(input(“Enter a number fom 1..10: ”))</text:p>
      <text:p text:style-name="P24"><text:tab/></text:p>
      <text:p text:style-name="P24"><text:tab/>if 0 &gt; num &gt; 10:</text:p>
      <text:p text:style-name="P24"><text:tab/><text:tab/>print(“invalid number”)</text:p>
      <text:p text:style-name="P24"><text:tab/>else:</text:p>
      <text:p text:style-name="P24"><text:tab/><text:tab/>print(“good”)</text:p>
      <text:p text:style-name="P24"><text:tab/>```</text:p>
      <text:p text:style-name="P24"/>
      <text:p text:style-name="P23">3. Make a program that asks for the password</text:p>
      <text:p text:style-name="P23"/>
      <text:p text:style-name="P23"><text:tab/><text:span text:style-name="T1">```</text:span></text:p>
      <text:p text:style-name="P24"><text:tab/>password = input(“Enter your password: ”)</text:p>
      <text:p text:style-name="P24"><text:tab/>```</text:p>
      <text:p text:style-name="P24"/>
      <text:p text:style-name="P23">4. Implement a Python script to read a person age and display whether they are eligible for voting or not</text:p>
      <text:p text:style-name="P23"/>
      <text:p text:style-name="P23"><text:tab/><text:span text:style-name="T1">```</text:span></text:p>
      <text:p text:style-name="P24"><text:tab/>age = int(input(“Enter your age: ”))</text:p>
      <text:p text:style-name="P24"><text:tab/></text:p>
      <text:p text:style-name="P24"><text:tab/>if age &lt; 18:</text:p>
      <text:p text:style-name="P24"><text:tab/><text:tab/>print(“still young”)<text:tab/></text:p>
      <text:p text:style-name="P24"><text:tab/>else:</text:p>
      <text:p text:style-name="P24"><text:tab/><text:tab/>print(“nice”)</text:p>
      <text:p text:style-name="P24"><text:tab/>```</text:p>
      <text:p text:style-name="P24"><text:soft-page-break/></text:p>
      <text:p text:style-name="P23">5. Implement a Python script to check whether the given year is a leap year or not</text:p>
      <text:p text:style-name="P23"/>
      <text:p text:style-name="P23"><text:tab/><text:span text:style-name="T1">```</text:span></text:p>
      <text:p text:style-name="P24"><text:tab/>year = int(input(“Enter the year: ”))</text:p>
      <text:p text:style-name="P24"/>
      <text:p text:style-name="P24"><text:tab/>if (year % 4 == 0) and (year % 100 != 0 or year % 400 != 0):</text:p>
      <text:p text:style-name="P24"><text:tab/><text:tab/>print(“leap”)<text:tab/></text:p>
      <text:p text:style-name="P24"><text:tab/>else:</text:p>
      <text:p text:style-name="P24"><text:tab/><text:tab/>print(“no”)</text:p>
      <text:p text:style-name="P24"><text:tab/>```</text:p>
      <text:p text:style-name="P24"/>
      <text:p text:style-name="P23">6. Check whether the user input is a positive or negative number</text:p>
      <text:p text:style-name="P23"/>
      <text:p text:style-name="P24"><text:tab/>```</text:p>
      <text:p text:style-name="P24"><text:tab/>num = int(input(“Enter the number: “))</text:p>
      <text:p text:style-name="P24"><text:tab/></text:p>
      <text:p text:style-name="P24"><text:tab/>if num &lt; 0:</text:p>
      <text:p text:style-name="P24"><text:tab/><text:tab/>print(“negativef”)</text:p>
      <text:p text:style-name="P24"><text:tab/>else:</text:p>
      <text:p text:style-name="P24"><text:tab/><text:tab/>print(“positive”)</text:p>
      <text:p text:style-name="P24"><text:tab/>```</text:p>
      <text:p text:style-name="P24"/>
      <text:p text:style-name="P23">7. Write a program to find the largest number among three numbers</text:p>
      <text:p text:style-name="P23"/>
      <text:p text:style-name="P23"><text:tab/><text:span text:style-name="T1">```</text:span></text:p>
      <text:p text:style-name="P24"><text:tab/>nums = []</text:p>
      <text:p text:style-name="P24"><text:tab/>for i in range(1, 4):</text:p>
      <text:p text:style-name="P24"><text:tab/><text:tab/>num = input(f“Enter the number#{i}: ”)</text:p>
      <text:p text:style-name="P24"><text:tab/><text:tab/>nums.append(num)</text:p>
      <text:p text:style-name="P24"/>
      <text:p text:style-name="P24"><text:tab/>max_num = nums[0]</text:p>
      <text:p text:style-name="P24"/>
      <text:p text:style-name="P24"><text:tab/>for num in nums:</text:p>
      <text:p text:style-name="P24"><text:tab/><text:tab/>if num &gt; max_num:</text:p>
      <text:p text:style-name="P24"><text:tab/><text:tab/><text:tab/>max_num = num</text:p>
      <text:p text:style-name="P24"><text:tab/></text:p>
      <text:p text:style-name="P24"><text:tab/>print(“biggest is:”, max_num)</text:p>
      <text:p text:style-name="P24"><text:tab/>```</text:p>
      <text:p text:style-name="P24"/>
      <text:p text:style-name="P25">8. Write a program to read a number and display the corresponsing day using if-else and else</text:p>
      <text:p text:style-name="P25"/>
      <text:p text:style-name="P25"><text:tab/></text:p>
      <text:p text:style-name="P26"><text:tab/>```</text:p>
      <text:p text:style-name="P26"><text:soft-page-break/><text:tab/>day_number = int(input("Enter a number (1-7) to get the corresponding <text:tab/>day: "))</text:p>
      <text:p text:style-name="P26"><text:tab/></text:p>
      <text:p text:style-name="P26"><text:tab/>if day_number == 1:</text:p>
      <text:p text:style-name="P26"><text:tab/> <text:s text:c="3"/>print("Sunday")</text:p>
      <text:p text:style-name="P26"><text:tab/>elif day_number == 2:</text:p>
      <text:p text:style-name="P26"><text:tab/> <text:s text:c="3"/>print("Monday")</text:p>
      <text:p text:style-name="P26"><text:tab/>elif day_number == 3:</text:p>
      <text:p text:style-name="P26"><text:tab/> <text:s text:c="3"/>print("Tuesday")</text:p>
      <text:p text:style-name="P26"><text:tab/>elif day_number == 4:</text:p>
      <text:p text:style-name="P26"><text:tab/> <text:s text:c="3"/>print("Wednesday")</text:p>
      <text:p text:style-name="P26"><text:tab/>elif day_number == 5:</text:p>
      <text:p text:style-name="P26"><text:tab/> <text:s text:c="3"/>print("Thursday")</text:p>
      <text:p text:style-name="P26"><text:tab/>elif day_number == 6:</text:p>
      <text:p text:style-name="P26"><text:tab/> <text:s text:c="3"/>print("Friday")</text:p>
      <text:p text:style-name="P26"><text:tab/>elif day_number == 7:</text:p>
      <text:p text:style-name="P26"><text:tab/> <text:s text:c="3"/>print("Saturday")</text:p>
      <text:p text:style-name="P26"><text:tab/>else:</text:p>
      <text:p text:style-name="P26"><text:tab/> <text:s text:c="3"/>print("Invalid number! Please enter a number between 1 and 7.")</text:p>
      <text:p text:style-name="P26"><text:tab/>```</text:p>
      <text:p text:style-name="P26"/>
      <text:p text:style-name="P26"/>
      <text:p text:style-name="P25">9. Whare are the optional statements possible inside a try-except block in Python</text:p>
      <text:p text:style-name="P25"/>
      <text:p text:style-name="P25"><text:tab/><text:span text:style-name="T6">I don’t understand, very confusing question</text:span><text:span text:style-name="T7">s</text:span></text:p>
      <text:p text:style-name="P27"/>
      <text:p text:style-name="P27"><text:tab/>do you mean the else and finally keywords?, they’re optional</text:p>
      <text:p text:style-name="P27"/>
      <text:p text:style-name="P25">10. The else clause and the finally clause</text:p>
      <text:p text:style-name="P25"/>
      <text:p text:style-name="P25"/>
      <text:p text:style-name="P25"><text:tab/><text:span text:style-name="T1">```</text:span></text:p>
      <text:p text:style-name="P26"><text:tab/>try:</text:p>
      <text:p text:style-name="P26"><text:tab/> <text:s text:c="3"/>num = int(input("Enter a positive number: "))</text:p>
      <text:p text:style-name="P26"><text:tab/> <text:s text:c="3"/>if num &lt; 0:</text:p>
      <text:p text:style-name="P26"><text:tab/> <text:s text:c="7"/>raise ValueError("Number must be positive.")</text:p>
      <text:p text:style-name="P26"><text:tab/> <text:s text:c="3"/>print("Valid input:", num)</text:p>
      <text:p text:style-name="P26"><text:tab/>except ValueError as e:</text:p>
      <text:p text:style-name="P26"><text:tab/> <text:s text:c="3"/>print("Error:", e)</text:p>
      <text:p text:style-name="P26"><text:tab/>else:</text:p>
      <text:p text:style-name="P26"><text:tab/> <text:s text:c="3"/>print("No error, input was successful.")</text:p>
      <text:p text:style-name="P26"><text:tab/>finally:</text:p>
      <text:p text:style-name="P26"><text:tab/> <text:s text:c="3"/>print("This always runs – cleanup, logging, etc.")</text:p>
      <text:p text:style-name="P26"><text:tab/>```</text:p>
      <text:p text:style-name="P25"><text:soft-page-break/></text:p>
      <text:p text:style-name="P25">11. Write a Python program to check wheter the given string is a plaindrome or not</text:p>
      <text:p text:style-name="P25"/>
      <text:p text:style-name="P26"><text:tab/><text:span text:style-name="T8">```</text:span></text:p>
      <text:p text:style-name="P26"><text:tab/><text:span text:style-name="T8">s = input(“Enter the text: ”)</text:span></text:p>
      <text:p text:style-name="P26"><text:tab/><text:span text:style-name="T8">if s == s[::-1]:</text:span></text:p>
      <text:p text:style-name="P26"><text:tab/><text:tab/><text:span text:style-name="T8">print(“plaindrome”)</text:span></text:p>
      <text:p text:style-name="P26"><text:tab/><text:span text:style-name="T8">else:</text:span></text:p>
      <text:p text:style-name="P26"><text:tab/><text:tab/><text:span text:style-name="T8">print(“not plaindrome”)</text:span></text:p>
      <text:p text:style-name="P26"><text:tab/><text:span text:style-name="T8">```</text:span></text:p>
      <text:p text:style-name="P26"/>
      <text:p text:style-name="P26"/>
      <text:p text:style-name="P25">12. Demonstrate a Python code to implement abnormal termination</text:p>
      <text:p text:style-name="P25"/>
      <text:p text:style-name="P25"><text:tab/><text:span text:style-name="T9">```</text:span></text:p>
      <text:p text:style-name="P28"><text:tab/>int(“hey”)</text:p>
      <text:p text:style-name="P28"><text:tab/>```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14:27:30.201754659</meta:creation-date>
    <dc:date>2025-04-19T06:28:59.578380646</dc:date>
    <meta:editing-duration>PT44M48S</meta:editing-duration>
    <meta:editing-cycles>13</meta:editing-cycles>
    <meta:generator>LibreOffice/25.2.1.2$Linux_X86_64 LibreOffice_project/520$Build-2</meta:generator>
    <meta:print-date>2025-04-18T17:25:11.563785682</meta:print-date>
    <meta:printed-by>PDF files</meta:printed-by>
    <meta:document-statistic meta:table-count="0" meta:image-count="0" meta:object-count="0" meta:page-count="9" meta:paragraph-count="227" meta:word-count="1027" meta:character-count="5561" meta:non-whitespace-character-count="4510"/>
  </office:meta>
</office:document-meta>
</file>